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73F069350D6163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28cm, 5.023cm, 15.927cm, 6.80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2.734cm" svg:x="0.892cm" svg:y="2.391cm">
          <draw:image xlink:href="Pictures/10000000000005E8000007E0273F069350D6163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21:12.122706364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